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5in" style:rel-column-width="3600*"/>
    </style:style>
    <style:style style:name="Table1.B" style:family="table-column">
      <style:table-column-properties style:column-width="4.425in" style:rel-column-width="637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8bc4" officeooo:paragraph-rsid="001a8bc4"/>
    </style:style>
    <style:style style:name="P2" style:family="paragraph" style:parent-style-name="Standard">
      <style:text-properties officeooo:rsid="001a8bc4" officeooo:paragraph-rsid="001b8e40"/>
    </style:style>
    <style:style style:name="P3" style:family="paragraph" style:parent-style-name="Table_20_Contents">
      <style:text-properties officeooo:rsid="001a8bc4" officeooo:paragraph-rsid="001a8bc4"/>
    </style:style>
    <style:style style:name="P4" style:family="paragraph" style:parent-style-name="Table_20_Contents">
      <style:text-properties officeooo:paragraph-rsid="001a8bc4"/>
    </style:style>
    <style:style style:name="P5" style:family="paragraph" style:parent-style-name="Table_20_Contents">
      <style:text-properties officeooo:paragraph-rsid="001b8e40"/>
    </style:style>
    <style:style style:name="T1" style:family="text">
      <style:text-properties officeooo:rsid="001a8bc4"/>
    </style:style>
    <style:style style:name="T2" style:family="text">
      <style:text-properties officeooo:rsid="001b8e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 Bài tập về vòng lặp</text:p>
      <text:p text:style-name="P1"><text:tab/></text:p>
      <text:p text:style-name="P1">Bài 1: </text:p>
      <text:p text:style-name="P1">Nhập vào 1 số nguyên dương N. In ra màn hình các số lẻ theo thứ tự tăng dần nhỏ hơn N. Sau đó in tiếp </text:p>
      <text:p text:style-name="P1">các số chẵn theo thứ tự giảm dần bé hơn N.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Input: <text:span text:style-name="T1">5</text:span></text:p>
          </table:table-cell>
          <table:table-cell table:style-name="Table1.B1" office:value-type="string">
            <text:p text:style-name="P3">Input: 7</text:p>
          </table:table-cell>
        </table:table-row>
        <table:table-row>
          <table:table-cell table:style-name="Table1.A2" office:value-type="string">
            <text:p text:style-name="P4">Output: <text:span text:style-name="T1">1, 3, 4, 2,</text:span></text:p>
          </table:table-cell>
          <table:table-cell table:style-name="Table1.B2" office:value-type="string">
            <text:p text:style-name="Table_20_Contents">Output: <text:span text:style-name="T1">1, 3, 5, 6, 4, 2,</text:span></text:p>
          </table:table-cell>
        </table:table-row>
      </table:table>
      <text:p text:style-name="P3"/>
      <text:p text:style-name="P1">Bài 2: </text:p>
      <text:p text:style-name="P1">Nhập vào 2 số nguyên n và m. In ra các cặp số không trùng nhau nằm trong khoảng từ n đến m có tổng bằng m + n.</text:p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Input: <text:span text:style-name="T1">2 8</text:span></text:p>
          </table:table-cell>
          <table:table-cell table:style-name="Table2.B1" office:value-type="string">
            <text:p text:style-name="P4">Input: <text:span text:style-name="T1">3 5</text:span></text:p>
          </table:table-cell>
        </table:table-row>
        <table:table-row>
          <table:table-cell table:style-name="Table2.A2" office:value-type="string">
            <text:p text:style-name="P4">Output: <text:span text:style-name="T1">(3,7); (4,6); (5,5);</text:span></text:p>
          </table:table-cell>
          <table:table-cell table:style-name="Table2.B2" office:value-type="string">
            <text:p text:style-name="P1">Output: (4,4);</text:p>
          </table:table-cell>
        </table:table-row>
      </table:table>
      <text:p text:style-name="P1"/>
      <text:p text:style-name="P1">Bài 3: </text:p>
      <text:p text:style-name="P1">Nhập vào 1 số nguyên N. In ra các cặp số không trùng nhau có tổng bằng N^2.</text:p>
      <text:p text:style-name="P1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Input: <text:span text:style-name="T1">2</text:span></text:p>
          </table:table-cell>
          <table:table-cell table:style-name="Table3.B1" office:value-type="string">
            <text:p text:style-name="Table_20_Contents">Input: <text:span text:style-name="T1">3</text:span></text:p>
          </table:table-cell>
        </table:table-row>
        <table:table-row>
          <table:table-cell table:style-name="Table3.A2" office:value-type="string">
            <text:p text:style-name="Table_20_Contents">Output: (<text:span text:style-name="T1">1,3</text:span>); (<text:span text:style-name="T1">2,2);</text:span></text:p>
          </table:table-cell>
          <table:table-cell table:style-name="Table3.B2" office:value-type="string">
            <text:p text:style-name="P1">Output: (1,8); (2,7); (3,6); (4,5);</text:p>
          </table:table-cell>
        </table:table-row>
      </table:table>
      <text:p text:style-name="P1"/>
      <text:p text:style-name="P1"/>
      <text:p text:style-name="P1">Bài 4: </text:p>
      <text:p text:style-name="P1">Nhập vào 1 số nguyên N. In ra màn hình 3 số có tổng bằng N được sắp xếp theo thứ tự tăng dần, các cặp số không được trùng nhau.</text:p>
      <text:p text:style-name="P1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4">Input: <text:span text:style-name="T1">5</text:span></text:p>
          </table:table-cell>
          <table:table-cell table:style-name="Table4.B1" office:value-type="string">
            <text:p text:style-name="P4">Input: <text:span text:style-name="T1">6</text:span></text:p>
          </table:table-cell>
        </table:table-row>
        <table:table-row>
          <table:table-cell table:style-name="Table4.A2" office:value-type="string">
            <text:p text:style-name="P4">Output: <text:span text:style-name="T1">(1,1,3); (1,2,2);</text:span></text:p>
          </table:table-cell>
          <table:table-cell table:style-name="Table4.B2" office:value-type="string">
            <text:p text:style-name="P1">Output: (1,1,4); (1,2,3); (2,2,2);</text:p>
          </table:table-cell>
        </table:table-row>
      </table:table>
      <text:p text:style-name="P1"/>
      <text:p text:style-name="P1">Bài 5: </text:p>
      <text:p text:style-name="P1">Nhập vào 2 số nguyên dương n và m. In ra màn hình m số sau n.</text:p>
      <text:p text:style-name="P1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4">Input: <text:span text:style-name="T1">5 3</text:span></text:p>
          </table:table-cell>
          <table:table-cell table:style-name="Table5.B1" office:value-type="string">
            <text:p text:style-name="P4">Input: <text:span text:style-name="T1">7 2</text:span></text:p>
          </table:table-cell>
        </table:table-row>
        <table:table-row>
          <table:table-cell table:style-name="Table5.A2" office:value-type="string">
            <text:p text:style-name="P4">Output: <text:span text:style-name="T1">6, 7, 8,</text:span></text:p>
          </table:table-cell>
          <table:table-cell table:style-name="Table5.B2" office:value-type="string">
            <text:p text:style-name="P1">Output: 8, 9, </text:p>
          </table:table-cell>
        </table:table-row>
      </table:table>
      <text:p text:style-name="P1"/>
      <text:p text:style-name="P1">Bài 6: Nhập vào 1 kí tự bất kì cho đến khi nào nhập kí tự 'e' thì dừng.</text:p>
      <text:p text:style-name="P1"/>
      <text:p text:style-name="P1">Bài 7: </text:p>
      <text:p text:style-name="P1">Nhập vào 1 số nguyên N. Sau đó nhập vào N chữ số. Tính tổng các số chẵn trong N số đã nhập vào.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4">Input: <text:span text:style-name="T1">5</text:span></text:p>
            <text:p text:style-name="P4"><text:span text:style-name="T1">1 2 3 4 5 </text:span></text:p>
          </table:table-cell>
          <table:table-cell table:style-name="Table6.B1" office:value-type="string">
            <text:p text:style-name="P4">Input: <text:span text:style-name="T1">3</text:span></text:p>
            <text:p text:style-name="P3">1 2 3</text:p>
          </table:table-cell>
        </table:table-row>
        <table:table-row>
          <table:table-cell table:style-name="Table6.A2" office:value-type="string">
            <text:p text:style-name="P4">Output: <text:span text:style-name="T1">15</text:span></text:p>
          </table:table-cell>
          <table:table-cell table:style-name="Table6.B2" office:value-type="string">
            <text:p text:style-name="P1">Output: 6</text:p>
          </table:table-cell>
        </table:table-row>
      </table:table>
      <text:p text:style-name="P1"><text:soft-page-break/></text:p>
      <text:p text:style-name="P1">Bài 8: </text:p>
      <text:p text:style-name="P1">Nhập vào 1 số nguyên N. Tính tổng các ước của số nguyên N đó.</text:p>
      <text:p text:style-name="P1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5">Input: <text:span text:style-name="T1">5</text:span></text:p>
          </table:table-cell>
          <table:table-cell table:style-name="Table7.B1" office:value-type="string">
            <text:p text:style-name="P5">Input: <text:span text:style-name="T2">10</text:span></text:p>
          </table:table-cell>
        </table:table-row>
        <table:table-row>
          <table:table-cell table:style-name="Table7.A2" office:value-type="string">
            <text:p text:style-name="P5">Output: <text:span text:style-name="T2">1</text:span></text:p>
          </table:table-cell>
          <table:table-cell table:style-name="Table7.B2" office:value-type="string">
            <text:p text:style-name="P2">Output: <text:span text:style-name="T2">8</text:span> </text:p>
          </table:table-cell>
        </table:table-row>
      </table:table>
      <text:p text:style-name="P2"/>
      <text:p text:style-name="P2">Bài 9: </text:p>
      <text:p text:style-name="P2">Nhập vào 1 số nguyên N. Tính tổng các số nguyên tố nhỏ hơn N.</text:p>
      <text:p text:style-name="P1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5">Input: <text:span text:style-name="T1">5</text:span></text:p>
          </table:table-cell>
          <table:table-cell table:style-name="Table8.B1" office:value-type="string">
            <text:p text:style-name="P5">Input: <text:span text:style-name="T2">7</text:span></text:p>
          </table:table-cell>
        </table:table-row>
        <table:table-row>
          <table:table-cell table:style-name="Table8.A2" office:value-type="string">
            <text:p text:style-name="P5">Output: <text:span text:style-name="T2">5</text:span></text:p>
          </table:table-cell>
          <table:table-cell table:style-name="Table8.B2" office:value-type="string">
            <text:p text:style-name="P2">Output: <text:span text:style-name="T2">10</text:span> </text:p>
          </table:table-cell>
        </table:table-row>
      </table:table>
      <text:p text:style-name="P2"/>
      <text:p text:style-name="P2">Bài 10: </text:p>
      <text:p text:style-name="P2">Nhập vào 1 số nguyên N. Tính tổng các thừa số nguyên tố của N.</text:p>
      <text:p text:style-name="P2"/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5">Input: <text:span text:style-name="T2">60</text:span></text:p>
          </table:table-cell>
          <table:table-cell table:style-name="Table9.B1" office:value-type="string">
            <text:p text:style-name="P5">Input: <text:span text:style-name="T2">30</text:span></text:p>
          </table:table-cell>
        </table:table-row>
        <table:table-row>
          <table:table-cell table:style-name="Table9.A2" office:value-type="string">
            <text:p text:style-name="P5">Output: <text:span text:style-name="T2">12</text:span></text:p>
          </table:table-cell>
          <table:table-cell table:style-name="Table9.B2" office:value-type="string">
            <text:p text:style-name="P2">Output: <text:span text:style-name="T2">10</text:span> </text:p>
          </table:table-cell>
        </table:table-row>
      </table:table>
      <text:p text:style-name="P2"/>
      <text:p text:style-name="P2">Bài 11: Nhập vào 2 số a và b. Dùng thuật toán Eculid để tìm Ước chung lớn nhất của 2 số a và b. </text:p>
      <text:p text:style-name="P2"/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5">Input: <text:span text:style-name="T2">284 842</text:span></text:p>
          </table:table-cell>
          <table:table-cell table:style-name="Table10.B1" office:value-type="string">
            <text:p text:style-name="P5">Input: <text:span text:style-name="T2">60 5</text:span></text:p>
          </table:table-cell>
        </table:table-row>
        <table:table-row>
          <table:table-cell table:style-name="Table10.A2" office:value-type="string">
            <text:p text:style-name="P5">Output: <text:span text:style-name="T2">2</text:span></text:p>
          </table:table-cell>
          <table:table-cell table:style-name="Table10.B2" office:value-type="string">
            <text:p text:style-name="P2">Output: <text:span text:style-name="T2">5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22:29:06.007230455</meta:creation-date>
    <dc:date>2019-03-17T22:43:33.697703973</dc:date>
    <meta:editing-duration>PT3M6S</meta:editing-duration>
    <meta:editing-cycles>2</meta:editing-cycles>
    <meta:generator>LibreOffice/5.1.6.2$Linux_X86_64 LibreOffice_project/10m0$Build-2</meta:generator>
    <meta:document-statistic meta:table-count="10" meta:image-count="0" meta:object-count="0" meta:page-count="2" meta:paragraph-count="65" meta:word-count="383" meta:character-count="1575" meta:non-whitespace-character-count="1238"/>
  </office:meta>
</office:document-meta>
</file>